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arial, sans-serif"/>
    <style:font-face style:name="Arial3" svg:font-family="Arial"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paragraph-properties fo:margin-left="1.667cm" fo:margin-right="0cm" fo:margin-top="0.176cm" fo:margin-bottom="0.176cm" fo:text-indent="0cm" style:auto-text-indent="false" fo:background-color="#ffffff">
        <style:background-image/>
      </style:paragraph-properties>
    </style:style>
    <style:style style:name="P2" style:family="paragraph" style:parent-style-name="Text_20_body" style:master-page-name="Standard">
      <style:paragraph-properties style:page-number="auto"/>
    </style:style>
    <style:style style:name="T1" style:family="text">
      <style:text-properties fo:color="#222222" style:font-name="Arial1" fo:font-size="10pt" style:font-name-asian="Times New Roman1" style:font-size-asian="10pt" style:language-asian="pt" style:country-asian="BR" style:font-name-complex="Arial2" style:font-size-complex="10pt"/>
    </style:style>
    <style:style style:name="T2" style:family="text">
      <style:text-properties fo:color="#222222" style:font-name="Arial1" fo:font-size="10pt" fo:language="en" fo:country="US" style:font-name-asian="Times New Roman1" style:font-size-asian="10pt" style:language-asian="pt" style:country-asian="BR" style:font-name-complex="Arial2" style:font-size-complex="10pt"/>
    </style:style>
    <style:style style:name="T3" style:family="text">
      <style:text-properties fo:color="#222222" style:font-name="Arial1" fo:font-size="10pt" fo:language="en" fo:country="US" style:text-underline-style="solid" style:text-underline-width="auto" style:text-underline-color="font-color" fo:font-weight="bold" style:font-name-asian="Times New Roman1" style:font-size-asian="10pt" style:language-asian="pt" style:country-asian="BR" style:font-weight-asian="bold" style:font-name-complex="Arial2" style:font-size-complex="10pt" style:font-weight-complex="bold"/>
    </style:style>
    <style:style style:name="T4" style:family="text">
      <style:text-properties fo:color="#222222" style:font-name="Arial1" fo:font-size="10pt" fo:language="en" fo:country="US" fo:font-weight="bold" style:font-name-asian="Times New Roman1" style:font-size-asian="10pt" style:language-asian="pt" style:country-asian="BR" style:font-weight-asian="bold" style:font-name-complex="Arial2" style:font-size-complex="10pt" style:font-weight-complex="bold"/>
    </style:style>
    <style:style style:name="T5" style:family="text">
      <style:text-properties fo:color="#222222" fo:font-size="10pt" fo:language="en" fo:country="US" style:font-name-asian="Times New Roman1" style:font-size-asian="10pt" style:language-asian="pt" style:country-asian="BR" style:font-name-complex="Arial2" style:font-size-complex="10pt"/>
    </style:style>
    <style:style style:name="T6" style:family="text">
      <style:text-properties fo:color="#222222" fo:language="en" fo:country="US" style:font-name-asian="Times New Roman1" style:language-asian="pt" style:country-asian="BR" style:font-name-complex="Arial2"/>
    </style:style>
    <style:style style:name="T7" style:family="text">
      <style:text-properties fo:language="en" fo:country="US" style:font-name-asian="Times New Roman1" style:language-asian="pt" style:country-asian="BR" style:font-name-complex="Times New Roman1"/>
    </style:style>
    <style:style style:name="T8" style:family="text">
      <style:text-properties style:font-name="Times New Roman" fo:language="en" fo:country="US" style:font-name-asian="Times New Roman1" style:language-asian="pt" style:country-asian="BR" style:font-name-complex="Times New Roman1"/>
    </style:style>
    <style:style style:name="T9" style:family="text">
      <style:text-properties fo:color="#1155cc" style:font-name="Arial1" fo:font-size="10pt" fo:language="en" fo:country="US" style:text-underline-style="solid" style:text-underline-width="auto" style:text-underline-color="font-color" fo:font-weight="bold" style:font-name-asian="Times New Roman1" style:font-size-asian="10pt" style:language-asian="pt" style:country-asian="BR" style:font-weight-asian="bold" style:font-name-complex="Arial2"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tw-target-text"/><text:span text:style-name="T6">Desafio:</text:span></text:p>
      <text:p text:style-name="Text_20_body"/>
      <text:p text:style-name="Text_20_body"/>
      <text:p text:style-name="Text_20_body">Desenvolva uma API que retorne o número total de linhas e o número total de bytes de todos os arquivos de um determinado repositório Github público, agrupados por extensão de arquivo.</text:p>
      <text:p text:style-name="Text_20_body"/>
      <text:p text:style-name="Text_20_body">Requisitos:</text:p>
      <text:p text:style-name="Text_20_body"/>
      <text:p text:style-name="Text_20_body">Sua API deve ser escrita usando Java 8 ou mais recente, ECMAscript 2015 ou mais recente ou C # 8.0;</text:p>
      <text:p text:style-name="Text_20_body">Os dados devem ser recuperados do site do Github usando técnicas de web scraping. Não use a API do Github;</text:p>
      <text:p text:style-name="Text_20_body">Não use bibliotecas de web scraping. Gostaríamos de saber suas idéias sobre como isso pode ser feito;</text:p>
      <text:p text:style-name="Text_20_body">Sua API deve suportar milhares de solicitações simultâneas;</text:p>
      <text:p text:style-name="Text_20_body">Achamos que está tudo bem se a primeira solicitação para um repositório específico demorar algum tempo para responder (já que você depende dos tempos de resposta do site do Github), mas não esperamos que as solicitações subsequentes sejam longas;</text:p>
      <text:p text:style-name="Text_20_body">Não esperamos obter erros de tempo limite;</text:p>
      <text:p text:style-name="Text_20_body">Devemos entender seu código e usar sua API sem ter que fazer nenhuma pergunta. Nosso idioma principal é o inglês, portanto, use-o em comentários e documentação;</text:p>
      <text:p text:style-name="Text_20_body">Gostaríamos de ver os princípios SOLID em sua solução;</text:p>
      <text:p text:style-name="Text_20_body">Você é livre para escolher seus contratos de API (parâmetros e formatos de resposta), mas gostaríamos de poder integrá-los com quaisquer outras soluções existentes;</text:p>
      <text:p text:style-name="Text_20_body">Você não precisa manter nenhum dado (mas fique à vontade para fazer isso se quiser);</text:p>
      <text:p text:style-name="Text_20_body">Gostaríamos de ver pelo menos um teste automatizado;</text:p>
      <text:p text:style-name="Text_20_body">Você deve implantar sua solução em um provedor de nuvem como Amazon AWS ou Heroku e nos enviar o link para acessá-lo. É uma vantagem se você publicar uma imagem Docker com seu aplicativo (incluindo suas dependências) em um registro como o Docker Hub e nos informar como obtê-la.</text:p>
      <text:p text:style-name="Text_20_body"/>
      <text:p text:style-name="Text_20_body">Envie seu código-fonte para um repositório Github ou Bitbucket e envie o link para jobs-br@trustly.com.</text:p>
      <text:p text:style-name="Text_20_body"/>
      <text:p text:style-name="Text_20_body">Agradecemos o seu interesse em fazer parte da nossa equipa e desejamos-lhe boa sorte!</text:p>
      <text:p text:style-name="Text_20_body"><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arial, sans-serif"/>
    <style:font-face style:name="Arial3" svg:font-family="Arial"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pt" fo:country="BR"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ila Watanabe</meta:initial-creator>
    <meta:editing-cycles>3</meta:editing-cycles>
    <meta:creation-date>2020-09-22T17:30:00</meta:creation-date>
    <dc:date>2021-01-21T18:20:08.76</dc:date>
    <meta:editing-duration>PT2S</meta:editing-duration>
    <meta:generator>OpenOffice/4.1.7$Win32 OpenOffice.org_project/417m1$Build-9800</meta:generator>
    <meta:document-statistic meta:table-count="0" meta:image-count="0" meta:object-count="0" meta:page-count="1" meta:paragraph-count="17" meta:word-count="304" meta:character-count="18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